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6.992cm"/>
    </style:style>
    <style:style style:name="Table1.B" style:family="table-column">
      <style:table-column-properties style:column-width="2.004cm"/>
    </style:style>
    <style:style style:name="Table1.D" style:family="table-column">
      <style:table-column-properties style:column-width="2.002cm"/>
    </style:style>
    <style:style style:name="Table1.1" style:family="table-row">
      <style:table-row-properties style:min-row-height="1.191cm"/>
    </style:style>
    <style:style style:name="Table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cc99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Preformatted_20_Text">
      <style:text-properties style:font-name="Times New Roman" fo:font-size="10pt" officeooo:rsid="004c4294" officeooo:paragraph-rsid="00116b46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officeooo:rsid="004c4294" officeooo:paragraph-rsid="00116b46" style:font-size-asian="10pt" style:font-size-complex="10pt"/>
    </style:style>
    <style:style style:name="P17" style:family="paragraph" style:parent-style-name="Table_20_Contents">
      <style:text-properties style:font-name="Times New Roman" fo:font-weight="bold" officeooo:rsid="004c4294" officeooo:paragraph-rsid="00116b4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4397c7" officeooo:paragraph-rsid="00116b46" style:font-size-asian="10pt" style:font-weight-asian="bold" style:font-size-complex="10pt" style:font-weight-complex="bold"/>
    </style:style>
    <style:style style:name="P19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P20" style:family="paragraph" style:parent-style-name="Table_20_Heading">
      <style:text-properties fo:color="#99284c" loext:opacity="100%" style:font-name="Times New Roman" officeooo:paragraph-rsid="00116b46" style:font-size-asian="10pt" style:font-size-complex="10pt"/>
    </style:style>
    <style:style style:name="P21" style:family="paragraph" style:parent-style-name="Default_20_Text">
      <style:text-properties style:font-name="Arial"/>
    </style:style>
    <style:style style:name="P22" style:family="paragraph" style:parent-style-name="Standard">
      <style:text-properties style:font-name="Arial" officeooo:paragraph-rsid="00116b46"/>
    </style:style>
    <style:style style:name="P23" style:family="paragraph" style:parent-style-name="Table_20_Contents">
      <style:text-properties officeooo:paragraph-rsid="00116b46"/>
    </style:style>
    <style:style style:name="P24" style:family="paragraph" style:parent-style-name="Default_20_Text">
      <style:text-properties style:font-name="Times New Roman" fo:font-size="10pt" style:font-size-asian="10pt" style:font-size-complex="10pt"/>
    </style:style>
    <style:style style:name="P25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Default_20_Text">
      <style:text-properties style:font-name="Times New Roman" fo:font-style="italic" style:font-style-asian="italic" style:font-style-complex="italic"/>
    </style:style>
    <style:style style:name="P28" style:family="paragraph" style:parent-style-name="Default_20_Text">
      <style:text-properties style:font-name="Times New Roman"/>
    </style:style>
    <style:style style:name="P29" style:family="paragraph" style:parent-style-name="Standard">
      <style:text-properties style:font-name="Times New Roman" fo:font-size="10pt" officeooo:rsid="00282972" officeooo:paragraph-rsid="0011753d" style:font-size-asian="10pt" style:font-size-complex="10pt"/>
    </style:style>
    <style:style style:name="P30" style:family="paragraph" style:parent-style-name="Standard">
      <style:text-properties style:font-name="Times New Roman" fo:font-size="10pt" officeooo:paragraph-rsid="0011753d" style:font-size-asian="10pt" style:font-size-complex="10pt"/>
    </style:style>
    <style:style style:name="P31" style:family="paragraph" style:parent-style-name="Standard">
      <style:text-properties style:font-name="Times New Roman" officeooo:paragraph-rsid="0011753d"/>
    </style:style>
    <style:style style:name="P32" style:family="paragraph" style:parent-style-name="Table_20_Contents">
      <style:paragraph-properties fo:text-align="end" style:justify-single-word="false"/>
      <style:text-properties officeooo:paragraph-rsid="0011753d"/>
    </style:style>
    <style:style style:name="P33" style:family="paragraph" style:parent-style-name="Table_20_Contents">
      <style:text-properties officeooo:paragraph-rsid="0011753d"/>
    </style:style>
    <style:style style:name="P34" style:family="paragraph" style:parent-style-name="Table_20_Heading">
      <style:text-properties fo:color="#99284c" loext:opacity="100%" style:font-name="Times New Roman" officeooo:paragraph-rsid="0011753d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6b7b5" fo:background-color="transparent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82972" fo:background-color="transparent" loext:char-shading-value="0" style:font-weight-asian="bold" style:font-weight-complex="bold"/>
    </style:style>
    <style:style style:name="T5" style:family="text">
      <style:text-properties officeooo:rsid="0028297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normal" fo:background-color="transparent" loext:char-shading-value="0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DOCUMENT FOR COMMERCIAL PROPOSAL</text:p>
      <text:p text:style-name="P2"/>
      <text:p text:style-name="P14">This is an ODT template document used to generate personalized documents for your customers or suppliers.</text:p>
      <text:p text:style-name="P14"/>
      <text:p text:style-name="P13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5">mycompany_country_code = {mycompany_country_code}</text:p>
      <text:p text:style-name="P5">mycompany_state = {mycompany_state}</text:p>
      <text:p text:style-name="P5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5">mycompany_idprof5 = {mycompany_idprof5}</text:p>
      <text:p text:style-name="P5">mycompany_idprof6 = {mycompany_idprof6}</text:p>
      <text:p text:style-name="P4">mycompany_vatnumber = {mycompany_vatnumber}</text:p>
      <text:p text:style-name="P4">mycompany_note = {mycompany_note}</text:p>
      <text:p text:style-name="P4">...</text:p>
      <text:p text:style-name="P7"/>
      <text:p text:style-name="P8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5">company_country_code = {company_country_code}</text:p>
      <text:p text:style-name="P5">company_state = {company_state}</text:p>
      <text:p text:style-name="P5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5">company_idprof5 = {company_idprof5}</text:p>
      <text:p text:style-name="P5">company_idprof6 = {company_idprof6}</text:p>
      <text:p text:style-name="P4">company_vatnumber = {company_vatnumber}</text:p>
      <text:p text:style-name="P7">company_note = {company_note}</text:p>
      <text:p text:style-name="P2"><text:span text:style-name="T7">…</text:span></text:p>
      <text:p text:style-name="P8"><text:soft-page-break/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7"/>
      <text:p text:style-name="P7"/>
      <text:p text:style-name="P8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ref_customer = {object_ref_customer}</text:p>
      <text:p text:style-name="P4">object_date = {object_date}</text:p>
      <text:p text:style-name="P4">object_date_end = {object_date_end} </text:p>
      <text:p text:style-name="P4">object_date_creation = {object_date_creation}</text:p>
      <text:p text:style-name="P4">object_date_validation = {object_date_validation}</text:p>
      <text:p text:style-name="P4">object_total_ht = {object_total_ht}</text:p>
      <text:p text:style-name="P4">object_total_vat = {object_total_vat}</text:p>
      <text:p text:style-name="P4">object_total_ttc = {object_total_ttc}</text:p>
      <text:p text:style-name="P4">object_payment_mode = {object_payment_mode}</text:p>
      <text:p text:style-name="P4">object_payment_term = {object_payment_term}</text:p>
      <text:p text:style-name="P4">object_note_private = {object_note_private}</text:p>
      <text:p text:style-name="P4">object_note = {object_note}</text:p>
      <text:p text:style-name="P4">free_text = {free_text}</text:p>
      <text:p text:style-name="P7">...</text:p>
      <text:p text:style-name="P3"/>
      <text:p text:style-name="P3"/>
      <text:p text:style-name="P3"/>
      <text:p text:style-name="P3"/>
      <text:p text:style-name="P3"/>
      <text:p text:style-name="P9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2">[!-- END row.lines --]</text:p>
      <text:p text:style-name="P25"/>
      <text:p text:style-name="P2"/>
      <text:p text:style-name="P2"/>
      <text:p text:style-name="P2"/>
      <text:p text:style-name="P2"/>
      <text:p text:style-name="P30"><text:span text:style-name="T3">Subtotals </text:span><text:span text:style-name="T4">lines information</text:span><text:span text:style-name="T2">:</text:span></text:p>
      <text:p text:style-name="P30">is_subtotals_line <text:span text:style-name="T5">= {is_subtotals_line}</text:span></text:p>
      <text:p text:style-name="P30">is_not_subtotals_line <text:span text:style-name="T5">= {is_not_subtotals_line}</text:span></text:p>
      <text:p text:style-name="P29">is_subtotals_title = {is_subtotals_title}</text:p>
      <text:p text:style-name="P30">is_subtotals_subtotal <text:span text:style-name="T5">= {is_subtotals_subtotal}</text:span></text:p>
      <text:p text:style-name="P30">subtotals_total <text:span text:style-name="T5">= {subtotals_total}</text:span></text:p>
      <text:p text:style-name="P30">subtotals_level <text:span text:style-name="T5">= {subtotals_level}</text:span></text:p>
      <text:p text:style-name="P30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header-rows>
          <text:soft-page-break/>
          <table:table-row table:style-name="Table1.1">
            <table:table-cell table:style-name="Table1.A1" office:value-type="string">
              <text:p text:style-name="P34">__Description__</text:p>
            </table:table-cell>
            <table:table-cell table:style-name="Table1.A1" office:value-type="string">
              <text:p text:style-name="P34">__VatRate__</text:p>
            </table:table-cell>
            <table:table-cell table:style-name="Table1.A1" office:value-type="string">
              <text:p text:style-name="P34">__UP__</text:p>
            </table:table-cell>
            <table:table-cell table:style-name="Table1.A1" office:value-type="string">
              <text:p text:style-name="P34">__Qty__</text:p>
            </table:table-cell>
            <table:table-cell table:style-name="Table1.A1" office:value-type="string">
              <text:p text:style-name="P34">__Discount__</text:p>
            </table:table-cell>
            <table:table-cell table:style-name="Table1.F1" office:value-type="string">
              <text:p text:style-name="P34">__TotalHT__</text:p>
            </table:table-cell>
          </table:table-row>
        </table:table-header-rows>
        <table:table-row>
          <table:table-cell table:style-name="Table1.A2" office:value-type="string">
            <text:p text:style-name="P33">[!-- BEGIN row.lines --][!-- IF {is_subtotals_line} --]<text:span text:style-name="T6">{line_fulldesc}</text:span>[!-- ELSE {is_subtotals_line} --]{line_fulldesc}[!-- ENDIF {is_subtotals_line} --]</text:p>
          </table:table-cell>
          <table:table-cell table:style-name="Table1.A2" office:value-type="string">
            <text:p text:style-name="P33">[!-- IF {is_subtotals_line} --][!-- ELSE {is_subtotals_line} --]{line_vatrate}[!-- ENDIF {is_subtotals_line} --]</text:p>
          </table:table-cell>
          <table:table-cell table:style-name="Table1.A2" office:value-type="string">
            <text:p text:style-name="P32">[!-- IF {is_subtotals_line} --][!-- ELSE {is_subtotals_line} --]{line_up}[!-- ENDIF {is_subtotals_line} --]</text:p>
          </table:table-cell>
          <table:table-cell table:style-name="Table1.A2" office:value-type="string">
            <text:p text:style-name="P33">[!-- IF {is_subtotals_line} --][!-- ELSE {is_subtotals_line} --]{line_qty}[!-- ENDIF {is_subtotals_line} --]</text:p>
          </table:table-cell>
          <table:table-cell table:style-name="Table1.A2" office:value-type="string">
            <text:p text:style-name="P33">[!-- IF {is_subtotals_line} --][!-- ELSE {is_subtotals_line} --]{line_discount_percent}[!-- ENDIF {is_subtotals_line} --]</text:p>
          </table:table-cell>
          <table:table-cell table:style-name="Table1.F2" office:value-type="string">
            <text:p text:style-name="P32">[!-- IF {is_subtotals_subtotal} --]<text:span text:style-name="T6">{subtotals_total}</text:span>[!-- ENDIF {is_subtotals_subtotal} --][!-- IF {is_subtotals_line} --][!-- ELSE {is_subtotals_line} --]{line_price_ht}[!-- ENDIF {is_subtotals_line} --][!-- END row.lines --]</text:p>
          </table:table-cell>
        </table:table-row>
      </table:table>
      <text:p text:style-name="P31"/>
      <text:p text:style-name="P2"/>
      <text:p text:style-name="P2"/>
      <text:p text:style-name="P2">For complete list of available tags, see on user documentation about using ODT templates on wiki:</text:p>
      <text:p text:style-name="P2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  <text:p text:style-name="P4"><text:span text:style-name="T2"/></text:p>
      <text:p text:style-name="P6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5:21:03.255009103</dc:date>
    <meta:editing-duration>PT4H27M34S</meta:editing-duration>
    <meta:editing-cycles>55</meta:editing-cycles>
    <meta:generator>LibreOffice/7.3.7.2$Linux_X86_64 LibreOffice_project/30$Build-2</meta:generator>
    <meta:document-statistic meta:table-count="1" meta:image-count="0" meta:object-count="0" meta:page-count="3" meta:paragraph-count="114" meta:word-count="475" meta:character-count="4635" meta:non-whitespace-character-count="4289"/>
    <meta:user-defined meta:name="Información 1"/>
    <meta:user-defined meta:name="Información 2"/>
    <meta:user-defined meta:name="Información 3"/>
    <meta:user-defined meta:name="Información 4"/>
  </office:meta>
</office:document-meta>
</file>